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993e" officeooo:paragraph-rsid="001b993e"/>
    </style:style>
    <style:style style:name="T1" style:family="text">
      <style:text-properties officeooo:rsid="001bbb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01301331220666344" text:style-name="L1">
        <text:list-item>
          <text:p text:style-name="P1">RL background</text:p>
        </text:list-item>
        <text:list-item>
          <text:p text:style-name="P1">HRL Background and motivation</text:p>
        </text:list-item>
        <text:list-item>
          <text:p text:style-name="P1">Nonstationary Enviroment &amp; Dynamic Systems</text:p>
        </text:list-item>
        <text:list-item>
          <text:p text:style-name="P1">HRL-CD(Efe) motivation</text:p>
        </text:list-item>
        <text:list-item>
          <text:p text:style-name="P1">SCD <text:s/><text:span text:style-name="T1">&amp;</text:span> <text:span text:style-name="T1">HRL -CD Combination</text:span></text:p>
        </text:list-item>
        <text:list-item>
          <text:p text:style-name="P1">SCD Nonstationary Sequence Regimes and Cycles</text:p>
        </text:list-item>
        <text:list-item>
          <text:p text:style-name="P1">SCD First and Second Order Mean Marvkov Probs</text:p>
        </text:list-item>
        <text:list-item>
          <text:p text:style-name="P1">Figures (SCD change score for non stationary envirome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8:23:08.886870506</meta:creation-date>
    <dc:date>2016-12-16T18:31:30.194733336</dc:date>
    <meta:editing-duration>PT8M21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8" meta:word-count="48" meta:character-count="286" meta:non-whitespace-character-count="253"/>
  </office:meta>
</office:document-meta>
</file>